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0625in" fo:margin-left="0.0104in" table:align="left" style:writing-mode="lr-tb"/>
    </style:style>
    <style:style style:name="Table1.A" style:family="table-column">
      <style:table-column-properties style:column-width="0.4507in"/>
    </style:style>
    <style:style style:name="Table1.B" style:family="table-column">
      <style:table-column-properties style:column-width="0.0972in"/>
    </style:style>
    <style:style style:name="Table1.C" style:family="table-column">
      <style:table-column-properties style:column-width="5.5146in"/>
    </style:style>
    <style:style style:name="Table1.A1" style:family="table-cell">
      <style:table-cell-properties style:vertical-align="top" fo:padding="0.0104in" fo:border="1pt solid #000000"/>
    </style:style>
    <style:style style:name="Table3" style:family="table">
      <style:table-properties style:width="6.0625in" fo:margin-left="0.0104in" table:align="left" style:writing-mode="lr-tb"/>
    </style:style>
    <style:style style:name="Table3.A" style:family="table-column">
      <style:table-column-properties style:column-width="0.4507in"/>
    </style:style>
    <style:style style:name="Table3.B" style:family="table-column">
      <style:table-column-properties style:column-width="0.0972in"/>
    </style:style>
    <style:style style:name="Table3.C" style:family="table-column">
      <style:table-column-properties style:column-width="5.5146in"/>
    </style:style>
    <style:style style:name="Table3.A1" style:family="table-cell">
      <style:table-cell-properties style:vertical-align="top" fo:padding="0.0104in" fo:border="1pt solid #000000"/>
    </style:style>
    <style:style style:name="Table5" style:family="table">
      <style:table-properties style:width="6.0625in" fo:margin-left="0.0104in" table:align="left" style:writing-mode="lr-tb"/>
    </style:style>
    <style:style style:name="Table5.A" style:family="table-column">
      <style:table-column-properties style:column-width="0.4507in"/>
    </style:style>
    <style:style style:name="Table5.B" style:family="table-column">
      <style:table-column-properties style:column-width="0.0972in"/>
    </style:style>
    <style:style style:name="Table5.C" style:family="table-column">
      <style:table-column-properties style:column-width="5.5146in"/>
    </style:style>
    <style:style style:name="Table5.A1" style:family="table-cell">
      <style:table-cell-properties style:vertical-align="top" fo:padding="0.0104in" fo:border="1pt solid #000000"/>
    </style:style>
    <style:style style:name="Table6" style:family="table">
      <style:table-properties style:width="6.0625in" fo:margin-left="0.0104in" table:align="left" style:writing-mode="lr-tb"/>
    </style:style>
    <style:style style:name="Table6.A" style:family="table-column">
      <style:table-column-properties style:column-width="0.4507in"/>
    </style:style>
    <style:style style:name="Table6.B" style:family="table-column">
      <style:table-column-properties style:column-width="0.0972in"/>
    </style:style>
    <style:style style:name="Table6.C" style:family="table-column">
      <style:table-column-properties style:column-width="5.5146in"/>
    </style:style>
    <style:style style:name="Table6.A1" style:family="table-cell">
      <style:table-cell-properties style:vertical-align="top" fo:padding="0.0104in" fo:border="1pt solid #000000"/>
    </style:style>
    <style:style style:name="P1" style:family="paragraph" style:parent-style-name="Standard">
      <style:paragraph-properties fo:margin-left="0in" fo:margin-right="0in" fo:margin-top="0.0693in" fo:margin-bottom="0.0693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officeooo:paragraph-rsid="001210f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210f0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210f0"/>
    </style:style>
    <style:style style:name="P1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Times New Roman" fo:font-size="12pt" fo:font-style="normal" style:text-underline-style="none" fo:font-weight="normal" officeooo:paragraph-rsid="001210f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Heading_20_2" style:master-page-name="Standard">
      <style:paragraph-properties fo:margin-left="0in" fo:margin-right="0in" fo:margin-top="0.0693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</style:style>
    <style:style style:name="P13" style:family="paragraph" style:parent-style-name="Heading_20_2">
      <style:paragraph-properties fo:margin-left="0in" fo:margin-right="0in" fo:margin-top="0.0693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8pt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2pt" fo:font-style="normal" style:text-underline-style="none" fo:font-weight="normal" officeooo:rsid="001210f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" style:family="text">
      <style:text-properties officeooo:rsid="0012c4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0"><text:span text:style-name="T1">Timeliness</text:span><text:span text:style-name="T1"> </text:span><text:span text:style-name="T1">of</text:span><text:span text:style-name="T1"> </text:span><text:span text:style-name="T1">task</text:span><text:span text:style-name="T1"> </text:span><text:span text:style-name="T1">completion</text:span></text:h>
      <text:p text:style-name="P1"><text:span text:style-name="T2">Did</text:span><text:span text:style-name="T2"> </text:span><text:span text:style-name="T2">the</text:span><text:span text:style-name="T2"> </text:span><text:span text:style-name="T2">team</text:span><text:span text:style-name="T2"> </text:span><text:span text:style-name="T2">member</text:span><text:span text:style-name="T2"> </text:span><text:span text:style-name="T2">submit</text:span><text:span text:style-name="T2"> </text:span><text:span text:style-name="T2">materials</text:span><text:span text:style-name="T2"> </text:span><text:span text:style-name="T2">to</text:span><text:span text:style-name="T2"> </text:span><text:span text:style-name="T2">the</text:span><text:span text:style-name="T2"> </text:span><text:span text:style-name="T2">team</text:span><text:span text:style-name="T2"> </text:span><text:span text:style-name="T2">by</text:span><text:span text:style-name="T2"> </text:span><text:span text:style-name="T2">the</text:span><text:span text:style-name="T2"> </text:span><text:span text:style-name="T2">deadlines</text:span><text:span text:style-name="T2"> </text:span><text:span text:style-name="T2">agreed</text:span><text:span text:style-name="T2"> </text:span><text:span text:style-name="T2">upon</text:span><text:span text:style-name="T2"> </text:span><text:span text:style-name="T2">within</text:span><text:span text:style-name="T2"> </text:span><text:span text:style-name="T2">the</text:span><text:span text:style-name="T2"> </text:span><text:span text:style-name="T2">team</text:span><text:span text:style-name="T2">, </text:span><text:span text:style-name="T2">or</text:span><text:span text:style-name="T2"> </text:span><text:span text:style-name="T2">did</text:span><text:span text:style-name="T2"> </text:span><text:span text:style-name="T2">the</text:span><text:span text:style-name="T2"> </text:span><text:span text:style-name="T2">team</text:span><text:span text:style-name="T2"> </text:span><text:span text:style-name="T2">member</text:span><text:span text:style-name="T2"> </text:span><text:span text:style-name="T2">miss</text:span><text:span text:style-name="T2"> </text:span><text:span text:style-name="T2">some</text:span><text:span text:style-name="T2">/</text:span><text:span text:style-name="T2">all</text:span><text:span text:style-name="T2"> </text:span><text:span text:style-name="T2">deadlines</text:span><text:span text:style-name="T2"> </text:span><text:span text:style-name="T2">and</text:span><text:span text:style-name="T2"> </text:span><text:span text:style-name="T2">hold</text:span><text:span text:style-name="T2"> </text:span><text:span text:style-name="T2">up</text:span><text:span text:style-name="T2"> </text:span><text:span text:style-name="T2">progress</text:span><text:span text:style-name="T2"> </text:span><text:span text:style-name="T2">for</text:span><text:span text:style-name="T2"> </text:span><text:span text:style-name="T2">the</text:span><text:span text:style-name="T2"> </text:span><text:span text:style-name="T2">rest</text:span><text:span text:style-name="T2"> </text:span><text:span text:style-name="T2">of</text:span><text:span text:style-name="T2"> </text:span><text:span text:style-name="T2">the</text:span><text:span text:style-name="T2"> </text:span><text:span text:style-name="T2">team</text:span><text:span text:style-name="T2">?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Scor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Description</text:p>
          </table:table-cell>
        </table:table-row>
        <table:table-row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2"><text:span text:style-name="T4">-</text:span><text:span text:style-name="T2"> </text:span></text:p>
          </table:table-cell>
          <table:table-cell table:style-name="Table1.A1" office:value-type="string">
            <text:p text:style-name="P2"><text:span text:style-name="T2">always</text:span><text:span text:style-name="T2"> </text:span><text:span text:style-name="T2">delivered</text:span><text:span text:style-name="T2"> </text:span><text:span text:style-name="T2">all</text:span><text:span text:style-name="T2"> </text:span><text:span text:style-name="T2">materials</text:span><text:span text:style-name="T2"> </text:span><text:span text:style-name="T2">well</text:span><text:span text:style-name="T2"> </text:span><text:span text:style-name="T2">in</text:span><text:span text:style-name="T2"> </text:span><text:span text:style-name="T2">advance</text:span><text:span text:style-name="T2"> </text:span><text:span text:style-name="T2">of</text:span><text:span text:style-name="T2"> </text:span><text:span text:style-name="T2">deadlines</text:span><text:span text:style-name="T2"> </text:span></text:p>
          </table:table-cell>
        </table:table-row>
        <table:table-row>
          <table:table-cell table:style-name="Table1.A1" office:value-type="string">
            <text:p text:style-name="P6">2<text:span text:style-name="T5">3</text:span></text:p>
          </table:table-cell>
          <table:table-cell table:style-name="Table1.A1" office:value-type="string">
            <text:p text:style-name="P2"><text:span text:style-name="T4">-</text:span><text:span text:style-name="T2"> </text:span></text:p>
          </table:table-cell>
          <table:table-cell table:style-name="Table1.A1" office:value-type="string">
            <text:p text:style-name="P2"><text:span text:style-name="T2">always</text:span><text:span text:style-name="T2"> </text:span><text:span text:style-name="T2">met</text:span><text:span text:style-name="T2"> </text:span><text:span text:style-name="T2">deadlines</text:span><text:span text:style-name="T2"> </text:span></text:p>
          </table:table-cell>
        </table:table-row>
        <table:table-row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2"><text:span text:style-name="T4">-</text:span><text:span text:style-name="T2"> </text:span></text:p>
          </table:table-cell>
          <table:table-cell table:style-name="Table1.A1" office:value-type="string">
            <text:p text:style-name="P2"><text:span text:style-name="T2">usually</text:span><text:span text:style-name="T2"> </text:span><text:span text:style-name="T2">submitted</text:span><text:span text:style-name="T2"> </text:span><text:span text:style-name="T2">materials</text:span><text:span text:style-name="T2"> </text:span><text:span text:style-name="T2">on</text:span><text:span text:style-name="T2"> </text:span><text:span text:style-name="T2">time</text:span><text:span text:style-name="T2">; </text:span><text:span text:style-name="T2">but</text:span><text:span text:style-name="T2"> </text:span><text:span text:style-name="T2">one</text:span><text:span text:style-name="T2"> </text:span><text:span text:style-name="T2">was</text:span><text:span text:style-name="T2"> </text:span><text:span text:style-name="T2">late</text:span><text:span text:style-name="T2">, </text:span><text:span text:style-name="T2">but</text:span><text:span text:style-name="T2"> </text:span><text:span text:style-name="T2">with</text:span><text:span text:style-name="T2"> </text:span><text:span text:style-name="T2">only</text:span><text:span text:style-name="T2"> </text:span><text:span text:style-name="T2">a</text:span><text:span text:style-name="T2"> </text:span><text:span text:style-name="T2">minor</text:span><text:span text:style-name="T2"> </text:span><text:span text:style-name="T2">impact</text:span><text:span text:style-name="T2"> </text:span><text:span text:style-name="T2">on</text:span><text:span text:style-name="T2"> </text:span><text:span text:style-name="T2">team</text:span><text:span text:style-name="T2"> </text:span><text:span text:style-name="T2">progress</text:span><text:span text:style-name="T2"> </text:span></text:p>
          </table:table-cell>
        </table:table-row>
        <table:table-row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2"><text:span text:style-name="T4">-</text:span><text:span text:style-name="T2"> </text:span></text:p>
          </table:table-cell>
          <table:table-cell table:style-name="Table1.A1" office:value-type="string">
            <text:p text:style-name="P2"><text:span text:style-name="T2">usually</text:span><text:span text:style-name="T2"> </text:span><text:span text:style-name="T2">submitted</text:span><text:span text:style-name="T2"> </text:span><text:span text:style-name="T2">materials</text:span><text:span text:style-name="T2"> </text:span><text:span text:style-name="T2">on</text:span><text:span text:style-name="T2"> </text:span><text:span text:style-name="T2">time</text:span><text:span text:style-name="T2">; </text:span><text:span text:style-name="T2">but</text:span><text:span text:style-name="T2"> </text:span><text:span text:style-name="T2">one</text:span><text:span text:style-name="T2"> </text:span><text:span text:style-name="T2">was</text:span><text:span text:style-name="T2"> </text:span><text:span text:style-name="T2">very</text:span><text:span text:style-name="T2"> </text:span><text:span text:style-name="T2">late</text:span><text:span text:style-name="T2"> </text:span><text:span text:style-name="T2">or</text:span><text:span text:style-name="T2"> </text:span><text:span text:style-name="T2">really</text:span><text:span text:style-name="T2"> </text:span><text:span text:style-name="T2">held</text:span><text:span text:style-name="T2"> </text:span><text:span text:style-name="T2">up</text:span><text:span text:style-name="T2"> </text:span><text:span text:style-name="T2">team</text:span><text:span text:style-name="T2"> </text:span><text:span text:style-name="T2">progress</text:span><text:span text:style-name="T2"> </text:span></text:p>
          </table:table-cell>
        </table:table-row>
        <table:table-row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2"><text:span text:style-name="T4">-</text:span><text:span text:style-name="T2"> </text:span></text:p>
          </table:table-cell>
          <table:table-cell table:style-name="Table1.A1" office:value-type="string">
            <text:p text:style-name="P2"><text:span text:style-name="T2">consistently</text:span><text:span text:style-name="T2"> </text:span><text:span text:style-name="T2">late</text:span><text:span text:style-name="T2">; </text:span><text:span text:style-name="T2">never</text:span><text:span text:style-name="T2"> </text:span><text:span text:style-name="T2">submitted</text:span><text:span text:style-name="T2"> </text:span><text:span text:style-name="T2">material</text:span><text:span text:style-name="T2"> </text:span><text:span text:style-name="T2">on</text:span><text:span text:style-name="T2"> </text:span><text:span text:style-name="T2">time</text:span><text:span text:style-name="T2"> </text:span><text:span text:style-name="T2">to</text:span><text:span text:style-name="T2"> </text:span><text:span text:style-name="T2">the</text:span><text:span text:style-name="T2"> </text:span><text:span text:style-name="T2">team</text:span><text:span text:style-name="T2"> </text:span></text:p>
          </table:table-cell>
        </table:table-row>
      </table:table>
      <text:h text:style-name="P13" text:outline-level="10"><text:span text:style-name="T1">Quality of work product</text:span></text:h>
      <text:p text:style-name="P1"><text:span text:style-name="T2">Did</text:span><text:span text:style-name="T2"> </text:span><text:span text:style-name="T2">the</text:span><text:span text:style-name="T2"> </text:span><text:span text:style-name="T2">team</text:span><text:span text:style-name="T2"> </text:span><text:span text:style-name="T2">member</text:span><text:span text:style-name="T2"> </text:span><text:span text:style-name="T2">produce</text:span><text:span text:style-name="T2"> </text:span><text:span text:style-name="T2">good</text:span><text:span text:style-name="T2"> </text:span><text:span text:style-name="T2">quality</text:span><text:span text:style-name="T2"> </text:span><text:span text:style-name="T2">output</text:span><text:span text:style-name="T2"> </text:span><text:span text:style-name="T2">which</text:span><text:span text:style-name="T2"> </text:span><text:span text:style-name="T2">you</text:span><text:span text:style-name="T2"> </text:span><text:span text:style-name="T2">were</text:span><text:span text:style-name="T2"> </text:span><text:span text:style-name="T2">proud</text:span><text:span text:style-name="T2"> </text:span><text:span text:style-name="T2">to</text:span><text:span text:style-name="T2"> </text:span><text:span text:style-name="T2">be</text:span><text:span text:style-name="T2"> </text:span><text:span text:style-name="T2">associated</text:span><text:span text:style-name="T2"> </text:span><text:span text:style-name="T2">with</text:span><text:span text:style-name="T2">, </text:span><text:span text:style-name="T2">or</text:span><text:span text:style-name="T2"> </text:span><text:span text:style-name="T2">did</text:span><text:span text:style-name="T2"> </text:span><text:span text:style-name="T2">the</text:span><text:span text:style-name="T2"> </text:span><text:span text:style-name="T2">team</text:span><text:span text:style-name="T2"> </text:span><text:span text:style-name="T2">member</text:span><text:span text:style-name="T2"> </text:span><text:span text:style-name="T2">produce</text:span><text:span text:style-name="T2"> </text:span><text:span text:style-name="T2">lower</text:span><text:span text:style-name="T2"> </text:span><text:span text:style-name="T2">quality</text:span><text:span text:style-name="T2"> </text:span><text:span text:style-name="T2">work</text:span><text:span text:style-name="T2"> </text:span><text:span text:style-name="T2">items</text:span><text:span text:style-name="T2"> </text:span><text:span text:style-name="T2">which</text:span><text:span text:style-name="T2"> </text:span><text:span text:style-name="T2">you</text:span><text:span text:style-name="T2"> </text:span><text:span text:style-name="T2">felt</text:span><text:span text:style-name="T2"> </text:span><text:span text:style-name="T2">were</text:span><text:span text:style-name="T2"> </text:span><text:span text:style-name="T2">substandard</text:span><text:span text:style-name="T2">?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Score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P6">25</text:p>
          </table:table-cell>
          <table:table-cell table:style-name="Table3.A1" office:value-type="string">
            <text:p text:style-name="P2"><text:span text:style-name="T4">-</text:span><text:span text:style-name="T2"> </text:span></text:p>
          </table:table-cell>
          <table:table-cell table:style-name="Table3.A1" office:value-type="string">
            <text:p text:style-name="P2"><text:span text:style-name="T2">team</text:span><text:span text:style-name="T2"> </text:span><text:span text:style-name="T2">member</text:span><text:span text:style-name="T2">'</text:span><text:span text:style-name="T2">s</text:span><text:span text:style-name="T2"> </text:span><text:span text:style-name="T2">work</text:span><text:span text:style-name="T2"> </text:span><text:span text:style-name="T2">was</text:span><text:span text:style-name="T2"> </text:span><text:span text:style-name="T2">exceptional</text:span><text:span text:style-name="T2">, </text:span><text:span text:style-name="T2">and</text:span><text:span text:style-name="T2"> </text:span><text:span text:style-name="T2">served</text:span><text:span text:style-name="T2"> </text:span><text:span text:style-name="T2">as</text:span><text:span text:style-name="T2"> </text:span><text:span text:style-name="T2">a</text:span><text:span text:style-name="T2"> </text:span><text:span text:style-name="T2">leading</text:span><text:span text:style-name="T2"> </text:span><text:span text:style-name="T2">example</text:span><text:span text:style-name="T2"> </text:span><text:span text:style-name="T2">for</text:span><text:span text:style-name="T2"> </text:span><text:span text:style-name="T2">other</text:span><text:span text:style-name="T2"> </text:span><text:span text:style-name="T2">members</text:span><text:span text:style-name="T2"> </text:span><text:span text:style-name="T2">in</text:span><text:span text:style-name="T2"> </text:span><text:span text:style-name="T2">the</text:span><text:span text:style-name="T2"> </text:span><text:span text:style-name="T2">team</text:span><text:span text:style-name="T2"> </text:span></text:p>
          </table:table-cell>
        </table:table-row>
        <table:table-row>
          <table:table-cell table:style-name="Table3.A1" office:value-type="string">
            <text:p text:style-name="P6">20</text:p>
          </table:table-cell>
          <table:table-cell table:style-name="Table3.A1" office:value-type="string">
            <text:p text:style-name="P2"><text:span text:style-name="T4">-</text:span><text:span text:style-name="T2"> </text:span></text:p>
          </table:table-cell>
          <table:table-cell table:style-name="Table3.A1" office:value-type="string">
            <text:p text:style-name="P2"><text:span text:style-name="T2">team</text:span><text:span text:style-name="T2"> </text:span><text:span text:style-name="T2">member</text:span><text:span text:style-name="T2">'</text:span><text:span text:style-name="T2">s</text:span><text:span text:style-name="T2"> </text:span><text:span text:style-name="T2">materials</text:span><text:span text:style-name="T2"> </text:span><text:span text:style-name="T2">were</text:span><text:span text:style-name="T2"> </text:span><text:span text:style-name="T2">very</text:span><text:span text:style-name="T2"> </text:span><text:span text:style-name="T2">good</text:span><text:span text:style-name="T2">, </text:span><text:span text:style-name="T2">and</text:span><text:span text:style-name="T2"> </text:span><text:span text:style-name="T2">no</text:span><text:span text:style-name="T2"> </text:span><text:span text:style-name="T2">rework</text:span><text:span text:style-name="T2"> </text:span><text:span text:style-name="T2">was</text:span><text:span text:style-name="T2"> </text:span><text:span text:style-name="T2">necessary</text:span><text:span text:style-name="T2"> </text:span><text:span text:style-name="T2">before</text:span><text:span text:style-name="T2"> </text:span><text:span text:style-name="T2">submission</text:span><text:span text:style-name="T2"> </text:span></text:p>
          </table:table-cell>
        </table:table-row>
        <table:table-row>
          <table:table-cell table:style-name="Table3.A1" office:value-type="string">
            <text:p text:style-name="P6">10</text:p>
          </table:table-cell>
          <table:table-cell table:style-name="Table3.A1" office:value-type="string">
            <text:p text:style-name="P2"><text:span text:style-name="T4">-</text:span><text:span text:style-name="T2"> </text:span></text:p>
          </table:table-cell>
          <table:table-cell table:style-name="Table3.A1" office:value-type="string">
            <text:p text:style-name="P2"><text:span text:style-name="T2">team</text:span><text:span text:style-name="T2"> </text:span><text:span text:style-name="T2">member</text:span><text:span text:style-name="T2">'</text:span><text:span text:style-name="T2">s</text:span><text:span text:style-name="T2"> </text:span><text:span text:style-name="T2">materials</text:span><text:span text:style-name="T2"> </text:span><text:span text:style-name="T2">were</text:span><text:span text:style-name="T2"> </text:span><text:span text:style-name="T2">usually</text:span><text:span text:style-name="T2"> </text:span><text:span text:style-name="T2">very</text:span><text:span text:style-name="T2"> </text:span><text:span text:style-name="T2">good</text:span><text:span text:style-name="T2">, </text:span><text:span text:style-name="T2">but</text:span><text:span text:style-name="T2"> </text:span><text:span text:style-name="T2">one</text:span><text:span text:style-name="T2"> </text:span><text:span text:style-name="T2">or</text:span><text:span text:style-name="T2"> </text:span><text:span text:style-name="T2">two</text:span><text:span text:style-name="T2"> </text:span><text:span text:style-name="T2">items</text:span><text:span text:style-name="T2"> </text:span><text:span text:style-name="T2">had</text:span><text:span text:style-name="T2"> </text:span><text:span text:style-name="T2">to</text:span><text:span text:style-name="T2"> </text:span><text:span text:style-name="T2">be</text:span><text:span text:style-name="T2"> </text:span><text:span text:style-name="T2">reworked</text:span><text:span text:style-name="T2"> </text:span><text:span text:style-name="T2">prior</text:span><text:span text:style-name="T2"> </text:span><text:span text:style-name="T2">to</text:span><text:span text:style-name="T2"> </text:span><text:span text:style-name="T2">submission</text:span><text:span text:style-name="T2"> </text:span></text:p>
          </table:table-cell>
        </table:table-row>
        <table:table-row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2"><text:span text:style-name="T4">-</text:span><text:span text:style-name="T2"> </text:span></text:p>
          </table:table-cell>
          <table:table-cell table:style-name="Table3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produced</text:span><text:span text:style-name="T2"> </text:span><text:span text:style-name="T2">very</text:span><text:span text:style-name="T2"> </text:span><text:span text:style-name="T2">poor</text:span><text:span text:style-name="T2"> </text:span><text:span text:style-name="T2">materials</text:span><text:span text:style-name="T2">; </text:span><text:span text:style-name="T2">most</text:span><text:span text:style-name="T2"> </text:span><text:span text:style-name="T2">materials</text:span><text:span text:style-name="T2"> </text:span><text:span text:style-name="T2">had</text:span><text:span text:style-name="T2"> </text:span><text:span text:style-name="T2">to</text:span><text:span text:style-name="T2"> </text:span><text:span text:style-name="T2">be</text:span><text:span text:style-name="T2"> </text:span><text:span text:style-name="T2">reworked</text:span><text:span text:style-name="T2"> </text:span><text:span text:style-name="T2">before</text:span><text:span text:style-name="T2"> </text:span><text:span text:style-name="T2">submission</text:span><text:span text:style-name="T2"> </text:span><text:span text:style-name="T2">for</text:span><text:span text:style-name="T2"> </text:span><text:span text:style-name="T2">grading</text:span><text:span text:style-name="T2"> </text:span></text:p>
          </table:table-cell>
        </table:table-row>
      </table:table>
      <text:h text:style-name="P13" text:outline-level="10"><text:span text:style-name="T1">Breadth of experience</text:span></text:h>
      <text:p text:style-name="P1"><text:span text:style-name="T2">Did</text:span><text:span text:style-name="T2"> </text:span><text:span text:style-name="T2">the</text:span><text:span text:style-name="T2"> </text:span><text:span text:style-name="T2">team</text:span><text:span text:style-name="T2"> </text:span><text:span text:style-name="T2">member</text:span><text:span text:style-name="T2"> </text:span><text:span text:style-name="T2">actively</text:span><text:span text:style-name="T2"> </text:span><text:span text:style-name="T2">participate</text:span><text:span text:style-name="T2"> </text:span><text:span text:style-name="T2">in</text:span><text:span text:style-name="T2"> </text:span><text:span text:style-name="T2">all</text:span><text:span text:style-name="T2"> </text:span><text:span text:style-name="T2">areas</text:span><text:span text:style-name="T2"> </text:span><text:span text:style-name="T2">of</text:span><text:span text:style-name="T2"> </text:span><text:span text:style-name="T2">the</text:span><text:span text:style-name="T2"> </text:span><text:span text:style-name="T2">team</text:span><text:span text:style-name="T2">'</text:span><text:span text:style-name="T2">s</text:span><text:span text:style-name="T2"> </text:span><text:span text:style-name="T2">project</text:span><text:span text:style-name="T2">, </text:span><text:span text:style-name="T2">or</text:span><text:span text:style-name="T2"> </text:span><text:span text:style-name="T2">did</text:span><text:span text:style-name="T2"> </text:span><text:span text:style-name="T2">he</text:span><text:span text:style-name="T2">/</text:span><text:span text:style-name="T2">she</text:span><text:span text:style-name="T2"> </text:span><text:span text:style-name="T2">try</text:span><text:span text:style-name="T2"> </text:span><text:span text:style-name="T2">to</text:span><text:span text:style-name="T2"> </text:span><text:span text:style-name="T2">specialize</text:span><text:span text:style-name="T2"> </text:span><text:span text:style-name="T2">on</text:span><text:span text:style-name="T2"> </text:span><text:span text:style-name="T2">one</text:span><text:span text:style-name="T2"> </text:span><text:span text:style-name="T2">area</text:span><text:span text:style-name="T2">?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Score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>Description</text:p>
          </table:table-cell>
        </table:table-row>
        <table:table-row>
          <table:table-cell table:style-name="Table5.A1" office:value-type="string">
            <text:p text:style-name="P6">25</text:p>
          </table:table-cell>
          <table:table-cell table:style-name="Table5.A1" office:value-type="string">
            <text:p text:style-name="P2"><text:span text:style-name="T4">-</text:span><text:span text:style-name="T2"> </text:span></text:p>
          </table:table-cell>
          <table:table-cell table:style-name="Table5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was</text:span><text:span text:style-name="T2"> </text:span><text:span text:style-name="T2">very</text:span><text:span text:style-name="T2"> </text:span><text:span text:style-name="T2">active</text:span><text:span text:style-name="T2"> </text:span><text:span text:style-name="T2">in</text:span><text:span text:style-name="T2"> </text:span><text:span text:style-name="T2">all</text:span><text:span text:style-name="T2"> </text:span><text:span text:style-name="T2">areas</text:span><text:span text:style-name="T2"> </text:span><text:span text:style-name="T2">of</text:span><text:span text:style-name="T2"> </text:span><text:span text:style-name="T2">the</text:span><text:span text:style-name="T2"> </text:span><text:span text:style-name="T2">project</text:span><text:span text:style-name="T2">, </text:span><text:span text:style-name="T2">and</text:span><text:span text:style-name="T2"> </text:span><text:span text:style-name="T2">lent</text:span><text:span text:style-name="T2"> </text:span><text:span text:style-name="T2">an</text:span><text:span text:style-name="T2"> </text:span><text:span text:style-name="T2">extra</text:span><text:span text:style-name="T2"> </text:span><text:span text:style-name="T2">hand</text:span><text:span text:style-name="T2"> </text:span><text:span text:style-name="T2">without</text:span><text:span text:style-name="T2"> </text:span><text:span text:style-name="T2">needing</text:span><text:span text:style-name="T2"> </text:span><text:span text:style-name="T2">to</text:span><text:span text:style-name="T2"> </text:span><text:span text:style-name="T2">be</text:span><text:span text:style-name="T2"> </text:span><text:span text:style-name="T2">asked</text:span><text:span text:style-name="T2"> </text:span><text:span text:style-name="T2">to</text:span><text:span text:style-name="T2"> </text:span></text:p>
          </table:table-cell>
        </table:table-row>
        <table:table-row>
          <table:table-cell table:style-name="Table5.A1" office:value-type="string">
            <text:p text:style-name="P6">20</text:p>
          </table:table-cell>
          <table:table-cell table:style-name="Table5.A1" office:value-type="string">
            <text:p text:style-name="P2"><text:span text:style-name="T4">-</text:span><text:span text:style-name="T2"> </text:span></text:p>
          </table:table-cell>
          <table:table-cell table:style-name="Table5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took</text:span><text:span text:style-name="T2"> </text:span><text:span text:style-name="T2">an</text:span><text:span text:style-name="T2"> </text:span><text:span text:style-name="T2">active</text:span><text:span text:style-name="T2"> </text:span><text:span text:style-name="T2">interest</text:span><text:span text:style-name="T2"> </text:span><text:span text:style-name="T2">in</text:span><text:span text:style-name="T2"> </text:span><text:span text:style-name="T2">all</text:span><text:span text:style-name="T2"> </text:span><text:span text:style-name="T2">areas</text:span><text:span text:style-name="T2"> </text:span><text:span text:style-name="T2">of</text:span><text:span text:style-name="T2"> </text:span><text:span text:style-name="T2">the</text:span><text:span text:style-name="T2"> </text:span><text:span text:style-name="T2">project</text:span><text:span text:style-name="T2"> </text:span><text:span text:style-name="T2">and</text:span><text:span text:style-name="T2"> </text:span><text:span text:style-name="T2">offered</text:span><text:span text:style-name="T2"> </text:span><text:span text:style-name="T2">to</text:span><text:span text:style-name="T2"> </text:span><text:span text:style-name="T2">help</text:span><text:span text:style-name="T2"> </text:span><text:span text:style-name="T2">out</text:span><text:span text:style-name="T2"> </text:span><text:span text:style-name="T2">when</text:span><text:span text:style-name="T2"> </text:span><text:span text:style-name="T2">possible</text:span><text:span text:style-name="T2"> </text:span></text:p>
          </table:table-cell>
        </table:table-row>
        <table:table-row>
          <table:table-cell table:style-name="Table5.A1" office:value-type="string">
            <text:p text:style-name="P6">10</text:p>
          </table:table-cell>
          <table:table-cell table:style-name="Table5.A1" office:value-type="string">
            <text:p text:style-name="P2"><text:span text:style-name="T4">-</text:span><text:span text:style-name="T2"> </text:span></text:p>
          </table:table-cell>
          <table:table-cell table:style-name="Table5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mainly</text:span><text:span text:style-name="T2"> </text:span><text:span text:style-name="T2">specialized</text:span><text:span text:style-name="T2"> </text:span><text:span text:style-name="T2">in</text:span><text:span text:style-name="T2"> </text:span><text:span text:style-name="T2">one</text:span><text:span text:style-name="T2"> </text:span><text:span text:style-name="T2">area</text:span><text:span text:style-name="T2"> </text:span><text:span text:style-name="T2">of</text:span><text:span text:style-name="T2"> </text:span><text:span text:style-name="T2">the</text:span><text:span text:style-name="T2"> </text:span><text:span text:style-name="T2">project</text:span><text:span text:style-name="T2">, </text:span><text:span text:style-name="T2">but</text:span><text:span text:style-name="T2"> </text:span><text:span text:style-name="T2">did</text:span><text:span text:style-name="T2"> </text:span><text:span text:style-name="T2">help</text:span><text:span text:style-name="T2"> </text:span><text:span text:style-name="T2">out</text:span><text:span text:style-name="T2"> </text:span><text:span text:style-name="T2">on</text:span><text:span text:style-name="T2"> </text:span><text:span text:style-name="T2">one</text:span><text:span text:style-name="T2"> </text:span><text:span text:style-name="T2">or</text:span><text:span text:style-name="T2"> </text:span><text:span text:style-name="T2">two</text:span><text:span text:style-name="T2"> </text:span><text:span text:style-name="T2">other</text:span><text:span text:style-name="T2"> </text:span><text:span text:style-name="T2">areas</text:span><text:span text:style-name="T2"> </text:span><text:span text:style-name="T2">when</text:span><text:span text:style-name="T2"> </text:span><text:span text:style-name="T2">asked</text:span><text:span text:style-name="T2"> </text:span></text:p>
          </table:table-cell>
        </table:table-row>
        <table:table-row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2"><text:span text:style-name="T4">-</text:span><text:span text:style-name="T2"> </text:span></text:p>
          </table:table-cell>
          <table:table-cell table:style-name="Table5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specialized</text:span><text:span text:style-name="T2"> </text:span><text:span text:style-name="T2">in</text:span><text:span text:style-name="T2"> </text:span><text:span text:style-name="T2">one</text:span><text:span text:style-name="T2"> </text:span><text:span text:style-name="T2">area</text:span><text:span text:style-name="T2"> </text:span><text:span text:style-name="T2">and</text:span><text:span text:style-name="T2"> </text:span><text:span text:style-name="T2">flat</text:span><text:span text:style-name="T2"> </text:span><text:span text:style-name="T2">out</text:span><text:span text:style-name="T2"> </text:span><text:span text:style-name="T2">refused</text:span><text:span text:style-name="T2"> </text:span><text:span text:style-name="T2">to</text:span><text:span text:style-name="T2"> </text:span><text:span text:style-name="T2">work</text:span><text:span text:style-name="T2"> </text:span><text:span text:style-name="T2">on</text:span><text:span text:style-name="T2"> </text:span><text:span text:style-name="T2">other</text:span><text:span text:style-name="T2"> </text:span><text:span text:style-name="T2">areas</text:span><text:span text:style-name="T2"> </text:span><text:soft-page-break/><text:span text:style-name="T2">of</text:span><text:span text:style-name="T2"> </text:span><text:span text:style-name="T2">the</text:span><text:span text:style-name="T2"> </text:span><text:span text:style-name="T2">project</text:span><text:span text:style-name="T2"> </text:span><text:span text:style-name="T2">when</text:span><text:span text:style-name="T2"> </text:span><text:span text:style-name="T2">requested</text:span><text:span text:style-name="T2"> </text:span><text:span text:style-name="T2">to</text:span><text:span text:style-name="T2"> </text:span><text:span text:style-name="T2">do</text:span><text:span text:style-name="T2"> </text:span><text:span text:style-name="T2">so</text:span><text:span text:style-name="T2"> </text:span></text:p>
          </table:table-cell>
        </table:table-row>
        <table:table-row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2"><text:span text:style-name="T4">-</text:span><text:span text:style-name="T2"> </text:span></text:p>
          </table:table-cell>
          <table:table-cell table:style-name="Table5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was</text:span><text:span text:style-name="T2"> </text:span><text:span text:style-name="T2">a</text:span><text:span text:style-name="T2"> </text:span><text:span text:style-name="T2">micro</text:span><text:span text:style-name="T2"> </text:span><text:span text:style-name="T2">manager</text:span><text:span text:style-name="T2"> </text:span><text:span text:style-name="T2">who</text:span><text:span text:style-name="T2"> </text:span><text:span text:style-name="T2">took</text:span><text:span text:style-name="T2"> </text:span><text:span text:style-name="T2">over</text:span><text:span text:style-name="T2"> </text:span><text:span text:style-name="T2">the</text:span><text:span text:style-name="T2"> </text:span><text:span text:style-name="T2">project</text:span><text:span text:style-name="T2"> </text:span><text:span text:style-name="T2">and</text:span><text:span text:style-name="T2"> </text:span><text:span text:style-name="T2">did</text:span><text:span text:style-name="T2"> </text:span><text:span text:style-name="T2">everything</text:span><text:span text:style-name="T2"> </text:span><text:span text:style-name="T2">him</text:span><text:span text:style-name="T2">/</text:span><text:span text:style-name="T2">herself</text:span></text:p>
          </table:table-cell>
        </table:table-row>
      </table:table>
      <text:p text:style-name="P2"/>
      <text:h text:style-name="P13" text:outline-level="10"><text:span text:style-name="T1">Team</text:span><text:span text:style-name="T1"> </text:span><text:span text:style-name="T1">Communication</text:span></text:h>
      <text:p text:style-name="P1"><text:span text:style-name="T2">Did</text:span><text:span text:style-name="T2"> </text:span><text:span text:style-name="T2">the</text:span><text:span text:style-name="T2"> </text:span><text:span text:style-name="T2">team</text:span><text:span text:style-name="T2"> </text:span><text:span text:style-name="T2">member</text:span><text:span text:style-name="T2"> </text:span><text:span text:style-name="T2">actively</text:span><text:span text:style-name="T2"> </text:span><text:span text:style-name="T2">participate</text:span><text:span text:style-name="T2"> </text:span><text:span text:style-name="T2">in</text:span><text:span text:style-name="T2"> </text:span><text:span text:style-name="T2">discussions</text:span><text:span text:style-name="T2">, </text:span><text:span text:style-name="T2">timely</text:span><text:span text:style-name="T2"> </text:span><text:span text:style-name="T2">response</text:span><text:span text:style-name="T2"> </text:span><text:span text:style-name="T2">to</text:span><text:span text:style-name="T2"> </text:span><text:span text:style-name="T2">emails</text:span><text:span text:style-name="T2"> </text:span><text:span text:style-name="T2">and</text:span><text:span text:style-name="T2"> </text:span><text:span text:style-name="T2">other</text:span><text:span text:style-name="T2"> </text:span><text:span text:style-name="T2">communications</text:span><text:span text:style-name="T2">;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">Score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>Description</text:p>
          </table:table-cell>
        </table:table-row>
        <table:table-row>
          <table:table-cell table:style-name="Table6.A1" office:value-type="string">
            <text:p text:style-name="P6">25</text:p>
          </table:table-cell>
          <table:table-cell table:style-name="Table6.A1" office:value-type="string">
            <text:p text:style-name="P2"><text:span text:style-name="T4">-</text:span><text:span text:style-name="T2"> </text:span></text:p>
          </table:table-cell>
          <table:table-cell table:style-name="Table6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always</text:span><text:span text:style-name="T2"> </text:span><text:span text:style-name="T2">responds</text:span><text:span text:style-name="T2"> </text:span><text:span text:style-name="T2">to</text:span><text:span text:style-name="T2"> </text:span><text:span text:style-name="T2">communications</text:span><text:span text:style-name="T2"> </text:span><text:span text:style-name="T2">within</text:span><text:span text:style-name="T2"> </text:span><text:span text:style-name="T2">a</text:span><text:span text:style-name="T2"> </text:span><text:span text:style-name="T2">timely</text:span><text:span text:style-name="T2"> </text:span><text:span text:style-name="T2">manner</text:span></text:p>
          </table:table-cell>
        </table:table-row>
        <table:table-row>
          <table:table-cell table:style-name="Table6.A1" office:value-type="string">
            <text:p text:style-name="P6">20</text:p>
          </table:table-cell>
          <table:table-cell table:style-name="Table6.A1" office:value-type="string">
            <text:p text:style-name="P2"><text:span text:style-name="T4">-</text:span><text:span text:style-name="T2"> </text:span></text:p>
          </table:table-cell>
          <table:table-cell table:style-name="Table6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frequently</text:span><text:span text:style-name="T2"> </text:span><text:span text:style-name="T2">responds</text:span><text:span text:style-name="T2"> </text:span><text:span text:style-name="T2">to</text:span><text:span text:style-name="T2"> </text:span><text:span text:style-name="T2">communications</text:span><text:span text:style-name="T2"> </text:span><text:span text:style-name="T2">within</text:span><text:span text:style-name="T2"> </text:span><text:span text:style-name="T2">a</text:span><text:span text:style-name="T2"> </text:span><text:span text:style-name="T2">timely</text:span><text:span text:style-name="T2"> </text:span><text:span text:style-name="T2">manner</text:span><text:span text:style-name="T2"> </text:span></text:p>
          </table:table-cell>
        </table:table-row>
        <table:table-row>
          <table:table-cell table:style-name="Table6.A1" office:value-type="string">
            <text:p text:style-name="P6">10</text:p>
          </table:table-cell>
          <table:table-cell table:style-name="Table6.A1" office:value-type="string">
            <text:p text:style-name="P2"><text:span text:style-name="T4">-</text:span><text:span text:style-name="T2"> </text:span></text:p>
          </table:table-cell>
          <table:table-cell table:style-name="Table6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frequently</text:span><text:span text:style-name="T2"> </text:span><text:span text:style-name="T2">never</text:span><text:span text:style-name="T2"> </text:span><text:span text:style-name="T2">responds</text:span><text:span text:style-name="T2">; </text:span><text:span text:style-name="T2">occasionally</text:span><text:span text:style-name="T2"> </text:span><text:span text:style-name="T2">responds</text:span><text:span text:style-name="T2"> </text:span><text:span text:style-name="T2">in</text:span><text:span text:style-name="T2"> </text:span><text:span text:style-name="T2">a</text:span><text:span text:style-name="T2"> </text:span><text:span text:style-name="T2">timely</text:span><text:span text:style-name="T2"> </text:span><text:span text:style-name="T2">manner</text:span><text:span text:style-name="T2"> </text:span></text:p>
          </table:table-cell>
        </table:table-row>
        <table:table-row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2"><text:span text:style-name="T4">-</text:span><text:span text:style-name="T2"> </text:span></text:p>
          </table:table-cell>
          <table:table-cell table:style-name="Table6.A1" office:value-type="string">
            <text:p text:style-name="P2"><text:span text:style-name="T2">team</text:span><text:span text:style-name="T2"> </text:span><text:span text:style-name="T2">member</text:span><text:span text:style-name="T2"> </text:span><text:span text:style-name="T2">never</text:span><text:span text:style-name="T2"> </text:span><text:span text:style-name="T2">participates</text:span><text:span text:style-name="T2"> </text:span><text:span text:style-name="T2">in</text:span><text:span text:style-name="T2"> </text:span><text:span text:style-name="T2">discussions</text:span><text:span text:style-name="T2">, </text:span><text:span text:style-name="T2">never</text:span><text:span text:style-name="T2"> </text:span><text:span text:style-name="T2">responds</text:span><text:span text:style-name="T2"> </text:span><text:span text:style-name="T2">to</text:span><text:span text:style-name="T2"> </text:span><text:span text:style-name="T2">emails</text:span><text:span text:style-name="T2"> </text:span><text:span text:style-name="T2">or</text:span><text:span text:style-name="T2"> </text:span><text:span text:style-name="T2">other</text:span><text:span text:style-name="T2"> </text:span><text:span text:style-name="T2">types</text:span><text:span text:style-name="T2"> </text:span><text:span text:style-name="T2">of</text:span><text:span text:style-name="T2"> </text:span><text:span text:style-name="T2">communications</text:span><text:span text:style-name="T2"> </text:span></text:p>
          </table:table-cell>
        </table:table-row>
      </table:table>
      <text:p text:style-name="P2"/>
      <text:p text:style-name="P2"><text:span text:style-name="T2">The</text:span><text:span text:style-name="T2"> </text:span><text:span text:style-name="T2">undersigned</text:span><text:span text:style-name="T2"> </text:span><text:span text:style-name="T2">team</text:span><text:span text:style-name="T2"> </text:span><text:span text:style-name="T2">members</text:span><text:span text:style-name="T2"> </text:span><text:span text:style-name="T2">agree</text:span><text:span text:style-name="T2"> </text:span><text:span text:style-name="T2">to</text:span><text:span text:style-name="T2"> </text:span><text:span text:style-name="T2">work</text:span><text:span text:style-name="T2"> </text:span><text:span text:style-name="T2">on</text:span><text:span text:style-name="T2"> </text:span><text:span text:style-name="T2">a</text:span><text:span text:style-name="T2"> </text:span><text:span text:style-name="T2">class</text:span><text:span text:style-name="T2"> </text:span><text:span text:style-name="T2">project</text:span><text:span text:style-name="T2"> </text:span><text:span text:style-name="T2">together</text:span><text:span text:style-name="T2">, </text:span><text:span text:style-name="T2">and</text:span><text:span text:style-name="T2"> </text:span><text:span text:style-name="T2">after</text:span><text:span text:style-name="T2"> </text:span><text:span text:style-name="T2">a</text:span><text:span text:style-name="T2"> </text:span><text:span text:style-name="T2">team</text:span><text:span text:style-name="T2"> </text:span><text:span text:style-name="T2">meeting</text:span><text:span text:style-name="T2"> </text:span><text:span text:style-name="T2">have</text:span><text:span text:style-name="T2"> </text:span><text:span text:style-name="T2">decided</text:span><text:span text:style-name="T2"> </text:span><text:span text:style-name="T2">to</text:span><text:span text:style-name="T2"> </text:span><text:span text:style-name="T2">be</text:span><text:span text:style-name="T2"> </text:span><text:span text:style-name="T2">evaluated</text:span><text:span text:style-name="T2"> </text:span><text:span text:style-name="T2">by</text:span><text:span text:style-name="T2"> </text:span><text:span text:style-name="T2">our</text:span><text:span text:style-name="T2"> </text:span><text:span text:style-name="T2">fellow</text:span><text:span text:style-name="T2"> </text:span><text:span text:style-name="T2">teammates</text:span><text:span text:style-name="T2"> </text:span><text:span text:style-name="T2">using</text:span><text:span text:style-name="T2"> </text:span><text:span text:style-name="T2">the</text:span><text:span text:style-name="T2"> </text:span><text:span text:style-name="T2">above</text:span><text:span text:style-name="T2"> </text:span><text:span text:style-name="T2">evaluation</text:span><text:span text:style-name="T2"> </text:span><text:span text:style-name="T2">metrics</text:span><text:span text:style-name="T2"> </text:span><text:span text:style-name="T2">at</text:span><text:span text:style-name="T2"> </text:span><text:span text:style-name="T2">the</text:span><text:span text:style-name="T2"> </text:span><text:span text:style-name="T2">end</text:span><text:span text:style-name="T2"> </text:span><text:span text:style-name="T2">of</text:span><text:span text:style-name="T2"> </text:span><text:span text:style-name="T2">this</text:span><text:span text:style-name="T2"> </text:span><text:span text:style-name="T2">project</text:span><text:span text:style-name="T2">.</text:span></text:p>
      <text:p text:style-name="P4"/>
      <text:p text:style-name="P2"><text:span text:style-name="T2">Member</text:span><text:span text:style-name="T2"> 1:<text:tab/>___________________________________________________________ </text:span></text:p>
      <text:p text:style-name="P2"><text:span text:style-name="T2"><text:tab/><text:tab/><text:tab/>(</text:span><text:span text:style-name="T2">Sign</text:span><text:span text:style-name="T2"> </text:span><text:span text:style-name="T2">here</text:span><text:span text:style-name="T2">) </text:span></text:p>
      <text:p text:style-name="P4"/>
      <text:p text:style-name="P4"><text:tab/><text:tab/>___________________________________________________________ </text:p>
      <text:p text:style-name="P2"><text:span text:style-name="T2"><text:tab/><text:tab/><text:tab/>(</text:span><text:span text:style-name="T2">Print</text:span><text:span text:style-name="T2"> </text:span><text:span text:style-name="T2">name</text:span><text:span text:style-name="T2"> </text:span><text:span text:style-name="T2">here</text:span><text:span text:style-name="T2">)</text:span></text:p>
      <text:p text:style-name="P4"/>
      <text:p text:style-name="P2"><text:span text:style-name="T2">Member</text:span><text:span text:style-name="T2"> 2:<text:tab/>___________________________________________________________</text:span></text:p>
      <text:p text:style-name="P2"><text:span text:style-name="T2"><text:tab/><text:tab/><text:tab/>(</text:span><text:span text:style-name="T2">Sign</text:span><text:span text:style-name="T2"> </text:span><text:span text:style-name="T2">here</text:span><text:span text:style-name="T2">)</text:span></text:p>
      <text:p text:style-name="P4"/>
      <text:p text:style-name="P4"><text:tab/><text:tab/>___________________________________________________________</text:p>
      <text:p text:style-name="P2"><text:span text:style-name="T2"><text:tab/><text:tab/><text:tab/>(</text:span><text:span text:style-name="T2">Print</text:span><text:span text:style-name="T2"> </text:span><text:span text:style-name="T2">name</text:span><text:span text:style-name="T2"> </text:span><text:span text:style-name="T2">here</text:span><text:span text:style-name="T2">)</text:span></text:p>
      <text:p text:style-name="P4"/>
      <text:p text:style-name="P2"><text:span text:style-name="T2">Member</text:span><text:span text:style-name="T2"> 3:<text:tab/>___________________________________________________________</text:span></text:p>
      <text:p text:style-name="P2"><text:span text:style-name="T2"><text:tab/><text:tab/><text:tab/>(</text:span><text:span text:style-name="T2">Sign</text:span><text:span text:style-name="T2"> </text:span><text:span text:style-name="T2">here</text:span><text:span text:style-name="T2">)</text:span></text:p>
      <text:p text:style-name="P4"/>
      <text:p text:style-name="P4"><text:tab/><text:tab/>___________________________________________________________</text:p>
      <text:p text:style-name="P2"><text:span text:style-name="T2"><text:tab/><text:tab/><text:tab/>(</text:span><text:span text:style-name="T2">Print</text:span><text:span text:style-name="T2"> </text:span><text:span text:style-name="T2">name</text:span><text:span text:style-name="T2"> </text:span><text:span text:style-name="T2">here</text:span><text:span text:style-name="T2">)</text:span></text:p>
      <text:p text:style-name="P4"/>
      <text:p text:style-name="P9"><text:span text:style-name="T2">Member 4:<text:tab/>___________________________________________________________</text:span></text:p>
      <text:p text:style-name="P9"><text:span text:style-name="T2"><text:tab/><text:tab/><text:tab/>(Sign here)</text:span></text:p>
      <text:p text:style-name="P8"/>
      <text:p text:style-name="P8"><text:tab/><text:tab/>___________________________________________________________</text:p>
      <text:p text:style-name="P9"><text:soft-page-break/><text:span text:style-name="T2"><text:tab/><text:tab/><text:tab/>(Print name here)</text:span></text:p>
      <text:p text:style-name="P9"><text:span text:style-name="T2"/></text:p>
      <text:p text:style-name="P10"><text:span text:style-name="T2">Member </text:span><text:span text:style-name="T3">5</text:span><text:span text:style-name="T2">:<text:tab/>___________________________________________________________</text:span></text:p>
      <text:p text:style-name="P9"><text:span text:style-name="T2"><text:tab/><text:tab/><text:tab/>(Sign here)</text:span></text:p>
      <text:p text:style-name="P8"/>
      <text:p text:style-name="P8"><text:tab/><text:tab/>___________________________________________________________</text:p>
      <text:p text:style-name="P9"><text:span text:style-name="T2"><text:tab/><text:tab/><text:tab/>(Print name here)</text:span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/>
    <meta:editing-cycles>3</meta:editing-cycles>
    <dc:date>2013-02-07T14:22:44</dc:date>
    <meta:editing-duration>PT7M11S</meta:editing-duration>
    <meta:document-statistic meta:table-count="4" meta:image-count="0" meta:object-count="0" meta:page-count="3" meta:paragraph-count="91" meta:word-count="510" meta:character-count="3451" meta:non-whitespace-character-count="2951"/>
  </office:meta>
</office:document-meta>
</file>